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 Investigació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7:15.045482905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2" meta:character-count="17" meta:non-whitespace-character-count="15"/>
  </office:meta>
</office:document-meta>
</file>